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text-align="justify" style:justify-single-word="false"/>
      <style:text-properties style:font-name="arial" fo:font-size="11pt" officeooo:rsid="0001d302" officeooo:paragraph-rsid="0001d302" style:font-size-asian="11pt" style:font-size-complex="11pt"/>
    </style:style>
    <style:style style:name="P2" style:family="paragraph" style:parent-style-name="Standard">
      <style:paragraph-properties fo:text-align="justify" style:justify-single-word="false"/>
      <style:text-properties style:font-name="arial" fo:font-size="11pt" officeooo:rsid="0001d302" officeooo:paragraph-rsid="00025e3e" style:font-size-asian="11pt" style:font-size-complex="11pt"/>
    </style:style>
    <style:style style:name="P3" style:family="paragraph" style:parent-style-name="Standard">
      <style:paragraph-properties fo:text-align="justify" style:justify-single-word="false"/>
      <style:text-properties style:font-name="arial" fo:font-size="11pt" officeooo:rsid="00025e3e" officeooo:paragraph-rsid="00025e3e" style:font-size-asian="11pt" style:font-size-complex="11pt"/>
    </style:style>
    <style:style style:name="P4" style:family="paragraph" style:parent-style-name="Standard">
      <style:paragraph-properties fo:text-align="justify" style:justify-single-word="false"/>
      <style:text-properties style:font-name="arial" fo:font-size="11pt" officeooo:rsid="00041a20" officeooo:paragraph-rsid="00041a20" style:font-size-asian="11pt" style:font-size-complex="11pt"/>
    </style:style>
    <style:style style:name="P5" style:family="paragraph" style:parent-style-name="Standard">
      <style:paragraph-properties fo:text-align="justify" style:justify-single-word="false"/>
      <style:text-properties style:font-name="arial" fo:font-size="11pt" officeooo:rsid="00054148" officeooo:paragraph-rsid="00054148" style:font-size-asian="11pt" style:font-size-complex="11pt"/>
    </style:style>
    <style:style style:name="P6" style:family="paragraph" style:parent-style-name="Standard">
      <style:paragraph-properties fo:text-align="justify" style:justify-single-word="false"/>
      <style:text-properties style:font-name="arial" fo:font-size="11pt" officeooo:rsid="0005940e" officeooo:paragraph-rsid="0005940e" style:font-size-asian="11pt" style:font-size-complex="11pt"/>
    </style:style>
    <style:style style:name="P7" style:family="paragraph" style:parent-style-name="Standard">
      <style:paragraph-properties fo:text-align="justify" style:justify-single-word="false"/>
      <style:text-properties style:font-name="arial" fo:font-size="11pt" officeooo:rsid="000a42cd" officeooo:paragraph-rsid="000a42cd" style:font-size-asian="11pt" style:font-size-complex="11pt"/>
    </style:style>
    <style:style style:name="P8" style:family="paragraph" style:parent-style-name="Standard">
      <style:paragraph-properties fo:text-align="justify" style:justify-single-word="false"/>
      <style:text-properties style:font-name="arial" fo:font-size="11pt" officeooo:rsid="000b9149" officeooo:paragraph-rsid="000b9149" style:font-size-asian="11pt" style:font-size-complex="11pt"/>
    </style:style>
    <style:style style:name="P9" style:family="paragraph" style:parent-style-name="Standard">
      <style:paragraph-properties fo:text-align="justify" style:justify-single-word="false"/>
      <style:text-properties style:font-name="arial" fo:font-size="11pt" officeooo:rsid="000e45ff" officeooo:paragraph-rsid="000e45ff" style:font-size-asian="11pt" style:font-size-complex="11pt"/>
    </style:style>
    <style:style style:name="P10" style:family="paragraph" style:parent-style-name="Standard">
      <style:paragraph-properties fo:text-align="justify" style:justify-single-word="false"/>
      <style:text-properties style:font-name="arial" fo:font-size="11pt" officeooo:rsid="00107c5a" officeooo:paragraph-rsid="0012057f" style:font-size-asian="11pt" style:font-size-complex="11pt"/>
    </style:style>
    <style:style style:name="P11" style:family="paragraph" style:parent-style-name="Standard">
      <style:paragraph-properties fo:text-align="justify" style:justify-single-word="false"/>
      <style:text-properties style:font-name="arial" fo:font-size="11pt" officeooo:rsid="0012057f" officeooo:paragraph-rsid="0012057f" style:font-size-asian="11pt" style:font-size-complex="11pt"/>
    </style:style>
    <style:style style:name="P12" style:family="paragraph" style:parent-style-name="Standard">
      <style:paragraph-properties fo:text-align="justify" style:justify-single-word="false"/>
      <style:text-properties style:font-name="arial" fo:font-size="11pt" officeooo:rsid="0013892e" officeooo:paragraph-rsid="001577c7" style:font-size-asian="11pt" style:font-size-complex="11pt"/>
    </style:style>
    <style:style style:name="P13" style:family="paragraph" style:parent-style-name="Standard">
      <style:paragraph-properties fo:text-align="justify" style:justify-single-word="false"/>
      <style:text-properties style:font-name="arial" fo:font-size="11pt" officeooo:rsid="0018e1fd" officeooo:paragraph-rsid="0018e1fd" style:font-size-asian="11pt" style:font-size-complex="11pt"/>
    </style:style>
    <style:style style:name="P14" style:family="paragraph" style:parent-style-name="Standard">
      <style:paragraph-properties fo:text-align="justify" style:justify-single-word="false"/>
      <style:text-properties style:font-name="arial" fo:font-size="11pt" officeooo:rsid="001c0f54" officeooo:paragraph-rsid="001c0f54" style:font-size-asian="11pt" style:font-size-complex="11pt"/>
    </style:style>
    <style:style style:name="P15" style:family="paragraph" style:parent-style-name="Standard">
      <style:paragraph-properties fo:text-align="justify" style:justify-single-word="false"/>
      <style:text-properties style:font-name="arial" fo:font-size="11pt" officeooo:rsid="001d4f2d" officeooo:paragraph-rsid="002176b8" style:font-size-asian="11pt" style:font-size-complex="11pt"/>
    </style:style>
    <style:style style:name="P16" style:family="paragraph" style:parent-style-name="Standard">
      <style:paragraph-properties fo:text-align="justify" style:justify-single-word="false"/>
      <style:text-properties style:font-name="arial" fo:font-size="11pt" officeooo:rsid="00238132" officeooo:paragraph-rsid="00238132" style:font-size-asian="11pt" style:font-size-complex="11pt"/>
    </style:style>
    <style:style style:name="T1" style:family="text">
      <style:text-properties officeooo:rsid="00025e3e"/>
    </style:style>
    <style:style style:name="T2" style:family="text">
      <style:text-properties officeooo:rsid="00037fe3"/>
    </style:style>
    <style:style style:name="T3" style:family="text">
      <style:text-properties officeooo:rsid="00041a20"/>
    </style:style>
    <style:style style:name="T4" style:family="text">
      <style:text-properties officeooo:rsid="00061e0c"/>
    </style:style>
    <style:style style:name="T5" style:family="text">
      <style:text-properties officeooo:rsid="0008d8ae"/>
    </style:style>
    <style:style style:name="T6" style:family="text">
      <style:text-properties officeooo:rsid="000d37b5"/>
    </style:style>
    <style:style style:name="T7" style:family="text">
      <style:text-properties officeooo:rsid="000d6398"/>
    </style:style>
    <style:style style:name="T8" style:family="text">
      <style:text-properties officeooo:rsid="000e4b51"/>
    </style:style>
    <style:style style:name="T9" style:family="text">
      <style:text-properties officeooo:rsid="000eac49"/>
    </style:style>
    <style:style style:name="T10" style:family="text">
      <style:text-properties officeooo:rsid="0011fcf3"/>
    </style:style>
    <style:style style:name="T11" style:family="text">
      <style:text-properties officeooo:rsid="001548b4"/>
    </style:style>
    <style:style style:name="T12" style:family="text">
      <style:text-properties officeooo:rsid="001577c7"/>
    </style:style>
    <style:style style:name="T13" style:family="text">
      <style:text-properties officeooo:rsid="00173c53"/>
    </style:style>
    <style:style style:name="T14" style:family="text">
      <style:text-properties officeooo:rsid="00193ede"/>
    </style:style>
    <style:style style:name="T15" style:family="text">
      <style:text-properties officeooo:rsid="001d4f2d"/>
    </style:style>
    <style:style style:name="T16" style:family="text">
      <style:text-properties officeooo:rsid="001f315b"/>
    </style:style>
    <style:style style:name="T17" style:family="text">
      <style:text-properties officeooo:rsid="0020cc6c"/>
    </style:style>
    <style:style style:name="T18" style:family="text">
      <style:text-properties officeooo:rsid="002176b8"/>
    </style:style>
    <style:style style:name="T19" style:family="text">
      <style:text-properties fo:font-size="12pt" style:text-underline-style="none" fo:font-weight="normal" officeooo:rsid="00267d76" style:font-size-asian="10.5pt" style:font-weight-asian="normal" style:font-size-complex="12pt" style:font-weight-complex="normal"/>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267d76"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lan</text:p>
      <text:p text:style-name="P1"/>
      <text:p text:style-name="P1">Compétences</text:p>
      <text:p text:style-name="P1"/>
      <text:p text:style-name="P2">Au cours de <text:span text:style-name="T1">ce</text:span> stage, j'ai eu l'opportunité d'acquérir de nouvelles compétences techniques et pratiques dans le domaine de la programmation, plus spécifiquement en Python et HTML, avec un accent particulier sur le traitement d'image,l'intelligence artificielle (IA) <text:span text:style-name="T1">et le développement logiciel</text:span>.</text:p>
      <text:p text:style-name="P2"/>
      <text:p text:style-name="P3">Tout d’abord, j’ai pu renforcé mes connaissance en programmation Python, Python étant un un langage de haut niveau polyvalent et largement utilisé dans le domaine du traitement d’image et de l’intelligence artificielle. J’ai notamment appris à manipuler des bibliothèques spécialisées en Python telles que OpenCV et RetinaFace pour effectuer diverses opérations sur les images comme la conversion d’espace de couleurs, la détection de visages ou des opérations de filtrage. </text:p>
      <text:p text:style-name="P3"/>
      <text:p text:style-name="P3">En parallèle, j’ai également eu l’occasion de véritablement apprendre sur le tas des compétences en développement web en apprenant les langages les plus répandus dans ce domaine <text:span text:style-name="T2">comme le HTML/CSS pour l’architecture et le JavaScript pour les aspects dynamiques. </text:span><text:span text:style-name="T3">J’ai donc appris à créer des pages web avec une approche réellement UX facilitant la tâches de téléchargement d’images, de sélection des options de traitement et de visualisation des résultats. J’ai également du travailler sur l’intégration de scripts Python dans des applications web en utilisant des frameworks comme Flask, me permettant ainsi de créer une application web interactive où le traitement d’image est effectués côté serveur et les résultats renvoyés côté client via une interface web.</text:span></text:p>
      <text:p text:style-name="P3"/>
      <text:p text:style-name="P7">De plus, j’ai pu réellement implémenter des modèles d’IA pour un projet concret me permettant de mieux comprendre l’utilisation de ces technologies d’un point de vue pratique. A l’école, dans une optique de pédagogie, nos cours de IA/ML se concentrent beaucoup sur la partie théorique et nous passons nos TD à toujours réinventer la roue c’est-à-dire développer des modèles simples qui existent déjà pour assimiler les bases. Ici j’ai pu manipuler des modèles comme le ferait un professionnel du milieu à savoir chercher un modèle, charger le modèle pré-entraîné, le tester pour pour vérifier qu’il résout bien notre problème et éventuellement le fine-tuner ou le ré-entraîner complètement <text:s/>(ou ne pas garder le modèle). J’ai ainsi pu me familiariser davantage avec l’écosystème de ce milieu (sur des sites spécialisés comme Hugging Face ou d’autres blogs) et et surtout plonger en profondeur dans l’architecture de ces technologies en manipulant par exemple des fichiers .h5 (fichier contenant les poids du modèle) dont j’ignorais même l’existence avant ce stage. </text:p>
      <text:p text:style-name="P7"/>
      <text:p text:style-name="P8">J’ai <text:span text:style-name="T7">aussi</text:span> eu la chance de découvrir le domaine de la vision par ordinateur et du traitement d’image qui sont des domaines d’études qui m’étaient totalement inconnus (n’ayant pas de lien avec ma spécialisation) <text:span text:style-name="T6">et que je trouve très intéressant d’un point de vue mathématiques et informatique.</text:span></text:p>
      <text:p text:style-name="P2"/>
      <text:p text:style-name="P4">Au cours de ce stage, j’ai également développé des compétences en gestion de projet en apprenant notamment à planifier et à organiser mon travail de manière autonome, en respectant des échéances strictes et en gérant plusieurs tâche à la fois. D’ailleurs la capacité à prioriser les tâches en fonction de leur importance et de leur urgence a été essentielle pour mener à bien ce projet.</text:p>
      <text:p text:style-name="P4"/>
      <text:p text:style-name="P5">Enfin, le stage m’a permis de renforcer mes compétences en résolution de problèmes. Le développement de solutions automatisées de traitement d’images en utilisant de l’intelligence artificielle nécessite souvent une réflexion approfondie et méthodique à cause de la complexité du domaine. J’ai appris à aborder ce problème de manière structurée, en effectuant d’abord une analyse documentaire complète, puis en explorant différentes solutions possibles avant de choisir les plus appropriées en fonction de tests et de considérations empiriques.</text:p>
      <text:p text:style-name="P5"/>
      <text:p text:style-name="P6">Un point ambivalent de ce stage est la quasi absence de travail d’équipe : lors de ce projet j’avais un tuteur qui me donnait des consignes et m’orientait vers certaines voies qu’il pensait utile et un tuteur technique qui était une sorte de professeur me guidant et m’aidant lorsque je rencontrais <text:soft-page-break/>des problèmes ou des interrogations techniques mais pas de véritable équipe programmant le projet avec moi. Cela a des points bénéfiques comme l’autonomisation et surtout la liberté. En effet, je pouvais avancer à mon rythme et je pouvais moduler mon planning selon mes choix. C’est d’ailleurs grâce à cela que j’ai pu explorer autant lors de ce stage <text:span text:style-name="T4">et délivrer une première version du logiciel assez rapidement. L’inconvénient principale est que le milieu de la programmation est un milieu largement associatif et que les projets ne se font pas tout seul en général. Je n’ai donc pas pu approfondir mes connaissances en gestion de projet d’équipe, notamment l’utilisation de certains outils pour cela comme Git et Gitlab, </text:span><text:span text:style-name="T5">et en livraison continue de projet.</text:span></text:p>
      <text:p text:style-name="P6"/>
      <text:p text:style-name="P8">Lien avec l’ingénierie financière</text:p>
      <text:p text:style-name="P8"/>
      <text:p text:style-name="P9">Ce stage m’a permis de découvrir un univers (la Gendarmerie scientifique et plus généralement celui de l’application des sciences pour les forces armées) et un domaine scientifique <text:span text:style-name="T8">(la vision par ordinateur) qui sont tous deux assez éloignés de la finance quantitative qui est ma spécialisation in</text:span><text:span text:style-name="T9">i</text:span><text:span text:style-name="T8">tiale.</text:span></text:p>
      <text:p text:style-name="P9"/>
      <text:p text:style-name="P10">Malgré cela j’ai pu développé des compétences techniques transverses fortes pas seulement pour l’ingénierie financière mais pour l’ingénierie en général, ou tout du moins toutes les branches de l’ingénierie mêlant mathématiques appliquées et programmation. J’ai notamment eu la chance de significativement améliorer mes c<text:span text:style-name="T10">apacités de</text:span> programmation Python qui est un langage extrêmement utilisé en finance (et un peu partout) et je peux désormais comprendre l’architecture et le fonctionnement de certains logiciels financiers, m’ouvrant ainsi la voie vers des postes à mi-chemin entre l’ingénierie logiciel et la finance quantitative traditionnelle comme IT Quant, Développeur Quantitatif ou Analyste Quantitatif avec une forte compétence en programmation.</text:p>
      <text:p text:style-name="P10"/>
      <text:p text:style-name="P11">Difficultés rencontrées</text:p>
      <text:p text:style-name="P11"/>
      <text:p text:style-name="P12">La première difficulté rencontrée a été celle de mon inexpérience en développement logiciel. En effet, ma méconnaissance du domaine a fortement retardé la livraison du logiciel même si grâce à l’aide du LCL CAMARA et à sa patience j’ai pu combler ce manque en m’autoformant sur Internet. <text:s/><text:span text:style-name="T11">Encore aujourd’hui j’ai d’énormes manques en HTML et JS mais je suis capable de concevoir un logiciel web simple comme cela s’est avéré lors du stage avec faceX.</text:span></text:p>
      <text:p text:style-name="P12"/>
      <text:p text:style-name="P12"><text:span text:style-name="T12">La deuxième difficulté principale a été celle de la dépendance entre les bibliothèques s’appuyant sur OpenCV ou PIL. </text:span><text:span text:style-name="T13">Certaines combinaisons de transformations devenaient impossibles à réaliser malgré les conversions d’espace de couleurs (RGB ou BGR) ce qui m’a amené à prendre une décision radicale : abandonné les routes de traitements les plus complexes (d’autant plus que les premiers tests envoyés au TAJ nous montraient que des routes simples étaient suffisantes) et orienter le développement du logiciel vers la bibliothèque possédant les meilleurs fonctionnalités et dépendance</text:span><text:span text:style-name="T14">s</text:span><text:span text:style-name="T13">, à savoir OpenCV. J’ai donc quasiment abandonné PIL à l’exception du modèle rembg pour enlever le fond des images.</text:span></text:p>
      <text:p text:style-name="P12"/>
      <text:p text:style-name="P13">Analyse du stage</text:p>
      <text:p text:style-name="P13"/>
      <text:p text:style-name="P14">De mon point de vue le stage est un succès tant d’un point de vue pédagogique pour moi que d’un point de vue opérationnel pour la Gendarmerie. Pour ma part j’ai énormément appris sur différents domaines très techniques qui ont également élargis mon champs des possibles quant à mon orientation de carrière. Pour la Gendarmerie, les premiers tests de faceX semblent indiquer qu’il <text:span text:style-name="T15">remplit sa mission correctement : faire passer la majeure partie du temps les photos au TAJ. Ainsi, faceX va certainement faire gagner un temps précieux aux enquêteurs et leur permettre de traiter plus d’affaires.</text:span></text:p>
      <text:p text:style-name="P14"/>
      <text:p text:style-name="P15">Mais faceX n’est pas parfait. Premièrement, il ne permet pas de faire passer toutes les photos, sa simplicité qui est sa principale force représente également une limite. En intégrant des modèles plus complexes il serait peut-être possible de traiter ces cas particuliers <text:span text:style-name="T16">mis en valeur par les tests ou relevés par les opérateurs du TAJ : effet fisheye, lunettes, surexposition, images prises de trop loin, couvre-chef etc. Pour ne pas altérer la simplicité de faceX une solution pourrait être de </text:span><text:soft-page-break/><text:span text:style-name="T16">rajouter un formulaire caché (sous forme de menu déroulant) sur la page d’accueil contenant les boutons pour activer des routes de traitement très spécialisées comme « Enlever les lunettes ». Pour la partie backend de ce genre de traitement je suis tombé lors de ma phase de recherche sur plusieurs modèles d’IA qui justement proposent ce genre. </text:span><text:span text:style-name="T17">Il faudra seulement faire attention car certains de ces modèles utilisent de l’IA générative donc il y nécessité d’opérer une pré-sélection minutieuse pour éviter tout problème.</text:span></text:p>
      <text:p text:style-name="P15"/>
      <text:p text:style-name="P15"><text:span text:style-name="T18">Le deuxième axe d’approfondissement reste la fonctionnalité d’extraction de visages depuis une vidéo directement qui se heurte à de nombreux problème techniques en terme de puissance de calcul par exemple. Il faudra soit faire un compromis entre la précision du modèle et le temps de traitement ou trouver un moyen pour faire du suivi de visage plus efficacement. On peut envisager un autre modèle spécifique à ce problème là ou peut-être envisagé une approche reposant sur du calcul haute performance pour accélérer le temps de traitement.</text:span><text:span text:style-name="T16"> <text:s/></text:span></text:p>
      <text:p text:style-name="P15"/>
      <text:p text:style-name="P16">Enfin, on peut également envisager de réessayer l’approche par arbre de traitement proposée par mes deux tuteurs mais sous la forme d’un réseau de neurones, une telle approche ayant déjà été implémentée (cf TreEnhance) mais que je n’ai malheureusement pas pu tester. Ce modèle n’étant pas spécifique aux visages il serait peut-être intéressant de reprendre son architecture et de l’entraîner sur des jeux de données libres de droits ne contenant que des visages comme <text:span text:style-name="T21">FFHQ <text:s/></text:span><text:span text:style-name="T20">ou</text:span><text:span text:style-name="T21"> CelebA-HQ.</text:span></text:p>
      <text:p text:style-name="P13"/>
      <text:p text:style-name="P13"/>
      <text:p text:style-name="P11"/>
      <text:p text:style-name="P10"><text:s/></text:p>
      <text:p text:style-name="P8"/>
      <text:p text:style-name="P8"/>
      <text:p text:style-name="P2"><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3T08:59:28.305465516</meta:creation-date>
    <dc:date>2024-08-23T13:58:43.612852271</dc:date>
    <meta:editing-duration>PT1H55M43S</meta:editing-duration>
    <meta:editing-cycles>21</meta:editing-cycles>
    <meta:generator>LibreOffice/7.3.7.2$Linux_X86_64 LibreOffice_project/30$Build-2</meta:generator>
    <meta:document-statistic meta:table-count="0" meta:image-count="0" meta:object-count="0" meta:page-count="3" meta:paragraph-count="23" meta:word-count="1514" meta:character-count="9818" meta:non-whitespace-character-count="8316"/>
  </office:meta>
</office:document-meta>
</file>